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14">
            <text:p>114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10">
            <text:p>1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14">
            <text:p>14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6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7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7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7">17/01/2007</text:date>, <text:time>02.43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7T02:43:43</dc:date>
    <dc:language>it-IT</dc:language>
    <meta:editing-cycles>22</meta:editing-cycles>
    <meta:editing-duration>P1DT17H41M40S</meta:editing-duration>
    <meta:user-defined meta:name="Info 1"/>
    <meta:user-defined meta:name="Info 2"/>
    <meta:user-defined meta:name="Info 3"/>
    <meta:user-defined meta:name="Info 4"/>
    <meta:document-statistic meta:table-count="3" meta:cell-count="680"/>
  </office:meta>
</office:document-meta>
</file>